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" manifest:media-type="application/vnd.sun.star.oleobjec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6.1354in" table:align="left" style:writing-mode="lr-tb"/>
    </style:style>
    <style:style style:name="Tabla3.A" style:family="table-column">
      <style:table-column-properties style:column-width="2.75in"/>
    </style:style>
    <style:style style:name="Tabla3.B" style:family="table-column">
      <style:table-column-properties style:column-width="3.3854in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54in" table:align="left" style:writing-mode="lr-tb"/>
    </style:style>
    <style:style style:name="Tabla4.A" style:family="table-column">
      <style:table-column-properties style:column-width="2.75in"/>
    </style:style>
    <style:style style:name="Tabla4.B" style:family="table-column">
      <style:table-column-properties style:column-width="3.3854in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officeooo:rsid="00489ecb" officeooo:paragraph-rsid="00489ec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officeooo:paragraph-rsid="00430614" style:font-size-asian="12pt" style:font-weight-asian="normal" style:font-size-complex="12pt" style:font-weight-complex="normal" loext:shadow="none"/>
    </style:style>
    <style:style style:name="P8" style:family="paragraph" style:parent-style-name="Table_20_Contents">
      <style:text-properties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0" style:family="paragraph" style:parent-style-name="Table_20_Contents">
      <style:text-properties fo:text-transform="uppercase" fo:font-size="12pt" style:font-size-asian="12pt" style:font-size-complex="12pt"/>
    </style:style>
    <style:style style:name="P11" style:family="paragraph" style:parent-style-name="Standard" style:master-page-name="Standard">
      <style:paragraph-properties fo:margin-left="0in" fo:margin-right="0.0807in" fo:text-align="center" style:justify-single-word="false" fo:text-indent="0in" style:auto-text-indent="false" style:page-number="auto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text-transform="uppercase"/>
    </style:style>
    <style:style style:name="T4" style:family="text">
      <style:text-properties fo:text-transform="uppercase" officeooo:rsid="004d37cf"/>
    </style:style>
    <style:style style:name="T5" style:family="text">
      <style:text-properties fo:language="es" fo:country="ES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06in" draw:visible-area-height="0.9606i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LAN <text:span text:style-name="T5">DE ACTIVIDADES A REALIZAR</text:span></text:p>
      <text:p text:style-name="P7">PROF Jesús Alexis Alvarado Abreu </text:p>
      <text:p text:style-name="P4">DEL 01/01/2021 al 31/12/2021 </text:p>
      <text:p text:style-name="P4"><text:hidden-paragraph text:condition="ooow:[Contratos.DATOS.es_lapso]!=&quot;si&quot;" text:is-hidden="true"/></text:p>
      <text:p text:style-name="P6">dedicación: Tiempo Convencional 8H</text:p>
      <text:p text:style-name="P5"/>
      <text:p text:style-name="P5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5">DOCENCIA </text:p>
          </table:table-cell>
          <table:table-cell table:style-name="Tabla3.A1" office:value-type="string">
            <text:p text:style-name="P8">DICTADO DE UNA MATERIA TEÓRICO PRÁCTICA EN LA PROGRAMACIÓN DOCENTE DEL DEPARTAMENTO DE FÍSICA: MECÁNICA, ELECTROMAGNETISMO O FÍSICA CUÁNTICA. CLASES DE TEORÍA, PRÁCTICA Y LABORATORIO, Y ELABORACIÓN Y CORRECCIÓN DE EXÁMENES.</text:p>
          </table:table-cell>
        </table:table-row>
        <table:table-row>
          <table:table-cell table:style-name="Tabla3.A1" office:value-type="string">
            <text:p text:style-name="P6">investigación</text:p>
          </table:table-cell>
          <table:table-cell table:style-name="Tabla3.A1" office:value-type="string">
            <text:p text:style-name="P8"> </text:p>
          </table:table-cell>
        </table:table-row>
        <table:table-row>
          <table:table-cell table:style-name="Tabla3.A1" office:value-type="string">
            <text:p text:style-name="P6">extensión</text:p>
          </table:table-cell>
          <table:table-cell table:style-name="Tabla3.A1" office:value-type="string">
            <text:p text:style-name="P8"> </text:p>
          </table:table-cell>
        </table:table-row>
        <table:table-row>
          <table:table-cell table:style-name="Tabla3.A1" office:value-type="string">
            <text:p text:style-name="P5"/>
          </table:table-cell>
          <table:table-cell table:style-name="Tabla3.A1" office:value-type="string">
            <text:p text:style-name="P8"/>
          </table:table-cell>
        </table:table-row>
        <table:table-row>
          <table:table-cell table:style-name="Tabla3.A1" office:value-type="string">
            <text:p text:style-name="P5">HORARIO DE LAS ACTIVIDADES </text:p>
          </table:table-cell>
          <table:table-cell table:style-name="Tabla3.A1" office:value-type="string">
            <text:p text:style-name="P10">LUNES, MARTES, JUEVES Y VIERNES DE 11:00 AM A 1:00 PM Y ASISTENCIA A LAS REUNIONES DE COORDINACION</text:p>
          </table:table-cell>
        </table:table-row>
      </table:table>
      <text:p text:style-name="P5"/>
      <text:p text:style-name="P5"/>
      <text:p text:style-name="P5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8"/>
          </table:table-cell>
          <table:table-cell table:style-name="Tabla4.B1" office:value-type="string">
            <text:p text:style-name="P9">JOSÉ ANTONIO LÓPEZ RODRÍGUEZ</text:p>
          </table:table-cell>
        </table:table-row>
        <table:table-row table:style-name="Tabla4.1"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9">DIRECTOR</text:p>
          </table:table-cell>
        </table:table-row>
        <table:table-row>
          <table:table-cell table:style-name="Tabla4.A1" office:value-type="string">
            <text:p text:style-name="P8">JALR/barj</text:p>
          </table:table-cell>
          <table:table-cell table:style-name="Tabla4.A1" office:value-type="string">
            <text:p text:style-name="P8"/>
          </table:table-cell>
        </table:table-row>
        <table:table-row>
          <table:table-cell table:style-name="Tabla4.A1" office:value-type="string">
            <text:p text:style-name="P8">CARACAS, DICIEMBRE<text:span text:style-name="T4"> 2020</text:span></text:p>
          </table:table-cell>
          <table:table-cell table:style-name="Tabla4.A1" office:value-type="string">
            <text:p text:style-name="P8"/>
          </table:table-cell>
        </table:table-row>
      </table:table>
      <text:p text:style-name="P5"/>
      <text:variable-decls/>
      <text:user-field-decls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06in" draw:visible-area-height="0.9606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date>2022-02-14T13:39:21.590078</dc:date>
    <meta:print-date>2013-11-19T15:12:00</meta:print-date>
    <meta:editing-cycles>135</meta:editing-cycles>
    <meta:editing-duration>P1DT3H51M</meta:editing-duration>
    <meta:generator>http://pypi.python.org/pypi/ezodf/0.1.0$Python3.5.2 (default, Jan 26 2021, 13:30:48) 
[GCC 5.4.0 20160609]</meta:generator>
    <meta:document-statistic meta:table-count="2" meta:image-count="0" meta:object-count="1" meta:page-count="1" meta:paragraph-count="19" meta:word-count="41" meta:character-count="391" meta:non-whitespace-character-count="364"/>
  </office:meta>
</office:document-meta>
</file>